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0f6699" style:font-size-asian="14pt" style:font-name-complex="Times New Roman1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0f6699" style:font-size-asian="14pt" style:font-name-complex="Times New Roman1" style:font-size-complex="14pt"/>
    </style:style>
    <style:style style:name="P3" style:family="paragraph" style:parent-style-name="Standard">
      <style:paragraph-properties fo:margin-left="2.9cm" fo:margin-right="0cm" fo:text-align="start" style:justify-single-word="false" fo:text-indent="0cm" style:auto-text-indent="false"/>
      <style:text-properties fo:color="#000000" loext:opacity="100%" style:font-name="Times New Roman" fo:font-size="14pt" officeooo:paragraph-rsid="000f6699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fo:color="#000000" loext:opacity="100%" style:font-name="Times New Roman" fo:font-size="14pt" officeooo:paragraph-rsid="000f6699" style:font-size-asian="14pt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rsid="000f6699" officeooo:paragraph-rsid="000f6699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0f6699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4pt" officeooo:paragraph-rsid="000f669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0f6699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f6699"/>
    </style:style>
    <style:style style:name="P10" style:family="paragraph" style:parent-style-name="Standard">
      <style:paragraph-properties fo:text-align="start" style:justify-single-word="false"/>
      <style:text-properties officeooo:paragraph-rsid="000f6699"/>
    </style:style>
    <style:style style:name="P11" style:family="paragraph" style:parent-style-name="Standard">
      <style:paragraph-properties fo:text-align="justify" style:justify-single-word="false"/>
      <style:text-properties officeooo:paragraph-rsid="000f6699"/>
    </style:style>
    <style:style style:name="P12" style:family="paragraph" style:parent-style-name="Standard">
      <style:paragraph-properties style:line-height-at-least="0.503cm"/>
      <style:text-properties fo:color="#c2ced1" loext:opacity="100%" style:font-name="Consolas" fo:font-size="10.5pt" fo:font-weight="normal" fo:background-color="#0f1c21"/>
    </style:style>
    <style:style style:name="P13" style:family="paragraph" style:parent-style-name="Standard">
      <style:paragraph-properties fo:text-align="start" style:justify-single-word="false"/>
      <style:text-properties fo:color="#c2ced1" loext:opacity="100%" style:font-name="Consolas" fo:font-size="10.5pt" fo:font-weight="normal" officeooo:rsid="000f6699" officeooo:paragraph-rsid="000f6699" fo:background-color="#0f1c21" style:font-size-asian="14pt" style:font-name-complex="Times New Roman1" style:font-size-complex="14pt"/>
    </style:style>
    <style:style style:name="P14" style:family="paragraph" style:parent-style-name="Standard">
      <style:paragraph-properties style:line-height-at-least="0.503cm"/>
      <style:text-properties fo:color="#c2ced1" loext:opacity="100%" fo:background-color="#0f1c21"/>
    </style:style>
    <style:style style:name="P15" style:family="paragraph" style:parent-style-name="Standard">
      <style:paragraph-properties style:line-height-at-least="0.503cm"/>
      <style:text-properties fo:color="#9fadb1" loext:opacity="100%" fo:background-color="#0f1c21"/>
    </style:style>
    <style:style style:name="P16" style:family="paragraph" style:parent-style-name="Standard">
      <style:paragraph-properties style:line-height-at-least="0.503cm"/>
    </style:style>
    <style:style style:name="T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style:font-name="Times New Roman" fo:font-size="14pt" fo:font-weight="bold" officeooo:rsid="0012f952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0" loext:opacity="100%"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5" style:family="text">
      <style:text-properties fo:color="#000000" loext:opacity="100%" style:font-name="Times New Roman" fo:font-size="14pt" fo:language="en" fo:country="US" officeooo:rsid="000f6699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0f6699" style:font-size-asian="14pt" style:font-name-complex="Times New Roman1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10bdc9" loext:opacity="100%"/>
    </style:style>
    <style:style style:name="T11" style:family="text">
      <style:text-properties fo:color="#10bdc9" loext:opacity="100%" style:font-name="Consolas" fo:font-size="10.5pt" fo:font-weight="normal"/>
    </style:style>
    <style:style style:name="T12" style:family="text">
      <style:text-properties fo:color="#9fadb1" loext:opacity="100%"/>
    </style:style>
    <style:style style:name="T13" style:family="text">
      <style:text-properties fo:color="#9fadb1" loext:opacity="100%" style:font-name="Consolas" fo:font-size="10.5pt" fo:font-weight="normal"/>
    </style:style>
    <style:style style:name="T14" style:family="text">
      <style:text-properties fo:color="#d6ac63" loext:opacity="100%"/>
    </style:style>
    <style:style style:name="T15" style:family="text">
      <style:text-properties fo:color="#d6ac63" loext:opacity="100%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6bc793" loext:opacity="100%" style:font-name="Consolas" fo:font-size="10.5pt" fo:font-weight="normal"/>
    </style:style>
    <style:style style:name="T18" style:family="text">
      <style:text-properties fo:color="#bad3d9" loext:opacity="100%" style:font-name="Consolas" fo:font-size="10.5pt" fo:font-style="italic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ЦИФРОВОГО РАЗВИТИЯ, СВЯЗИ И МАССОВЫХ КОММУНИКАЦИЙ РОССИЙСКОЙ ФЕДЕРАЦИИ</text:p>
      <text:p text:style-name="P1">Федеральное Государственное Бюджетное Общеобразовательное Учреждение Высшего Образования</text:p>
      <text:p text:style-name="P8"><text:span text:style-name="T1"><text:s text:c="6"/></text:span><text:span text:style-name="T2">« Поволжский Государственный Университет Телекоммуникаций и Информатики »</text:span></text:p>
      <text:p text:style-name="P2"/>
      <text:p text:style-name="P10"><text:span text:style-name="T1">Факультет <text:s text:c="37"/></text:span><text:span text:style-name="T4">Информационных систем и технологий</text:span></text:p>
      <text:p text:style-name="P10"><text:span text:style-name="T1">Направление подготовки <text:s text:c="12"/></text:span><text:span text:style-name="T4">09.03.01. Информатика и вычислительная </text:span><text:tab/><text:tab/><text:tab/> <text:s text:c="5"/><text:span text:style-name="T4"><text:s/>техника</text:span></text:p>
      <text:p text:style-name="P11"><text:span text:style-name="T1">Кафедра <text:s text:c="40"/></text:span><text:span text:style-name="T4">Информатики и вычислительной техники</text:span></text:p>
      <text:p text:style-name="P3"/>
      <text:p text:style-name="P3"/>
      <text:p text:style-name="P3"/>
      <text:p text:style-name="P3"/>
      <text:p text:style-name="P9"><text:span text:style-name="T2">Отчёт по лабораторной работе №</text:span><text:span text:style-name="T3">7</text:span></text:p>
      <text:p text:style-name="P9"><text:span text:style-name="T1">«</text:span><text:span text:style-name="T6">Организация ссылок в </text:span><text:span text:style-name="T5">HTML</text:span><text:span text:style-name="T1">»</text:span></text:p>
      <text:p text:style-name="P1"/>
      <text:p text:style-name="P1"/>
      <text:p text:style-name="P2"/>
      <text:p text:style-name="P7"/>
      <text:p text:style-name="P7"/>
      <text:p text:style-name="P7"/>
      <text:p text:style-name="P4">Студент группы ИВТ-23: Каюков А.И.</text:p>
      <text:p text:style-name="P4">Преподаватель: Расеева Е.В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Самара 2025</text:p>
      <text:p text:style-name="P5"><text:soft-page-break/><text:span text:style-name="T9">Цели:</text:span> </text:p>
      <text:p text:style-name="P5">-научиться использовать ссылки на сайте. </text:p>
      <text:p text:style-name="P5"/>
      <text:p text:style-name="P5">Ход работы:</text:p>
      <text:p text:style-name="P5"/>
      <text:p text:style-name="P5">1. Создал папку <text:span text:style-name="T7">lab_8, </text:span><text:span text:style-name="T8">создал в ней три файла: </text:span><text:span text:style-name="T7">index.html, author.html, termin.html. </text:span><text:span text:style-name="T8">Поместил страницу автора в соответсвующую папку.</text:span></text:p>
      <text:p text:style-name="P5">2. Создал заголовок «лабораторная работа №8» и выровнял в соответствии с заданием.</text:p>
      <text:p text:style-name="P5">3. Заполнил страницу <text:span text:style-name="T7">author </text:span><text:span text:style-name="T8">и </text:span><text:span text:style-name="T7">termin. </text:span><text:span text:style-name="T8">В </text:span><text:span text:style-name="T7">termin </text:span><text:span text:style-name="T8">создал все необходимые якоря и термины.</text:span></text:p>
      <text:p text:style-name="P5">Код следующий:</text:p>
      <text:p text:style-name="P13"><text:span text:style-name="T10">&lt;!DOCTYPE</text:span><text:span text:style-name="T12"> </text:span><text:span text:style-name="T14">html</text:span><text:span text:style-name="T10">&gt;</text:span></text:p>
      <text:p text:style-name="P12"><text:span text:style-name="T10">&lt;html&gt;</text:span></text:p>
      <text:p text:style-name="P16"/>
      <text:p text:style-name="P12"><text:span text:style-name="T10">&lt;head&gt;</text:span></text:p>
      <text:p text:style-name="P14"><text:span text:style-name="T12">    </text:span><text:span text:style-name="T11">&lt;title&gt;&lt;/title&gt;</text:span></text:p>
      <text:p text:style-name="P12"><text:span text:style-name="T10">&lt;/head&gt;</text:span></text:p>
      <text:p text:style-name="P16"/>
      <text:p text:style-name="P12"><text:span text:style-name="T10">&lt;body&gt;</text:span></text:p>
      <text:p text:style-name="P14"><text:span text:style-name="T12">    </text:span><text:span text:style-name="T11">&lt;a</text:span><text:span text:style-name="T13"> </text:span><text:span text:style-name="T15">id</text:span><text:span text:style-name="T16">=</text:span><text:span text:style-name="T17">"top"</text:span><text:span text:style-name="T11">&gt;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./Index.html"</text:span><text:span text:style-name="T11">&gt;</text:span><text:span text:style-name="T13">На главную</text:span><text:span text:style-name="T11">&lt;/a&gt;&lt;br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A"</text:span><text:span text:style-name="T11">&gt;</text:span><text:span text:style-name="T13">A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Б"</text:span><text:span text:style-name="T11">&gt;</text:span><text:span text:style-name="T13">Б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В"</text:span><text:span text:style-name="T11">&gt;</text:span><text:span text:style-name="T13">В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Г"</text:span><text:span text:style-name="T11">&gt;</text:span><text:span text:style-name="T13">Г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Д"</text:span><text:span text:style-name="T11">&gt;</text:span><text:span text:style-name="T13">Д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Е"</text:span><text:span text:style-name="T11">&gt;</text:span><text:span text:style-name="T13">Е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Ж"</text:span><text:span text:style-name="T11">&gt;</text:span><text:span text:style-name="T13">Ж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З"</text:span><text:span text:style-name="T11">&gt;</text:span><text:span text:style-name="T13">З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И"</text:span><text:span text:style-name="T11">&gt;</text:span><text:span text:style-name="T13">И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К"</text:span><text:span text:style-name="T11">&gt;</text:span><text:span text:style-name="T13">К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Л"</text:span><text:span text:style-name="T11">&gt;</text:span><text:span text:style-name="T13">Л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М"</text:span><text:span text:style-name="T11">&gt;</text:span><text:span text:style-name="T13">М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Н"</text:span><text:span text:style-name="T11">&gt;</text:span><text:span text:style-name="T13">Н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О"</text:span><text:span text:style-name="T11">&gt;</text:span><text:span text:style-name="T13">О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П"</text:span><text:span text:style-name="T11">&gt;</text:span><text:span text:style-name="T13">П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Р"</text:span><text:span text:style-name="T11">&gt;</text:span><text:span text:style-name="T13">Р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С"</text:span><text:span text:style-name="T11">&gt;</text:span><text:span text:style-name="T13">С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Т"</text:span><text:span text:style-name="T11">&gt;</text:span><text:span text:style-name="T13">Т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У"</text:span><text:span text:style-name="T11">&gt;</text:span><text:span text:style-name="T13">У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Ф"</text:span><text:span text:style-name="T11">&gt;</text:span><text:span text:style-name="T13">Ф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Х"</text:span><text:span text:style-name="T11">&gt;</text:span><text:span text:style-name="T13">Х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Ц"</text:span><text:span text:style-name="T11">&gt;</text:span><text:span text:style-name="T13">Ц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Ч"</text:span><text:span text:style-name="T11">&gt;</text:span><text:span text:style-name="T13">Ч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Ш"</text:span><text:span text:style-name="T11">&gt;</text:span><text:span text:style-name="T13">Ш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Э"</text:span><text:span text:style-name="T11">&gt;</text:span><text:span text:style-name="T13">Э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У"</text:span><text:span text:style-name="T11">&gt;</text:span><text:span text:style-name="T13">У</text:span><text:span text:style-name="T11">&lt;/a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Я"</text:span><text:span text:style-name="T11">&gt;</text:span><text:span text:style-name="T13">Я</text:span><text:span text:style-name="T11">&lt;/a&gt;</text:span></text:p>
      <text:p text:style-name="P16"><text:soft-page-break/></text:p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A"</text:span><text:span text:style-name="T11">&gt;</text:span><text:span text:style-name="T13">A</text:span><text:span text:style-name="T11">&lt;/h2&gt;</text:span></text:p>
      <text:p text:style-name="P14"><text:span text:style-name="T12">    </text:span><text:span text:style-name="T11">&lt;p&gt;&lt;b&gt;</text:span><text:span text:style-name="T13">Акроним</text:span><text:span text:style-name="T11">&lt;/b&gt;</text:span><text:span text:style-name="T13"> - вид аббревиатуры, образованной начальными звуками.</text:span><text:span text:style-name="T11">&lt;/p&gt;</text:span></text:p>
      <text:p text:style-name="P14"><text:span text:style-name="T12">    </text:span><text:span text:style-name="T11">&lt;p&gt;&lt;b&gt;</text:span><text:span text:style-name="T13">Алгоритм</text:span><text:span text:style-name="T11">&lt;/b&gt;</text:span><text:span text:style-name="T13"> - последовательность шагов для решения задачи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Б"</text:span><text:span text:style-name="T11">&gt;</text:span><text:span text:style-name="T13">Б</text:span><text:span text:style-name="T11">&lt;/h2&gt;</text:span></text:p>
      <text:p text:style-name="P14"><text:span text:style-name="T12">    </text:span><text:span text:style-name="T11">&lt;p&gt;&lt;b&gt;</text:span><text:span text:style-name="T13">Байт</text:span><text:span text:style-name="T11">&lt;/b&gt;</text:span><text:span text:style-name="T13"> - единица измерения информации, равная 8 битам.</text:span><text:span text:style-name="T11">&lt;/p&gt;</text:span></text:p>
      <text:p text:style-name="P14"><text:span text:style-name="T12">    </text:span><text:span text:style-name="T11">&lt;p&gt;&lt;b&gt;</text:span><text:span text:style-name="T13">Браузер</text:span><text:span text:style-name="T11">&lt;/b&gt;</text:span><text:span text:style-name="T13"> - программа для просмотра веб-страниц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В"</text:span><text:span text:style-name="T11">&gt;</text:span><text:span text:style-name="T13">В</text:span><text:span text:style-name="T11">&lt;/h2&gt;</text:span></text:p>
      <text:p text:style-name="P14"><text:span text:style-name="T12">    </text:span><text:span text:style-name="T11">&lt;p&gt;&lt;b&gt;</text:span><text:span text:style-name="T13">Вектор</text:span><text:span text:style-name="T11">&lt;/b&gt;</text:span><text:span text:style-name="T13"> - математический объект, имеющий величину и направление.</text:span><text:span text:style-name="T11">&lt;/p&gt;</text:span></text:p>
      <text:p text:style-name="P14"><text:span text:style-name="T12">    </text:span><text:span text:style-name="T11">&lt;p&gt;&lt;b&gt;</text:span><text:span text:style-name="T13">Виртуализация</text:span><text:span text:style-name="T11">&lt;/b&gt;</text:span><text:span text:style-name="T13"> - создание виртуальной версии ресурса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Г"</text:span><text:span text:style-name="T11">&gt;</text:span><text:span text:style-name="T13">Г</text:span><text:span text:style-name="T11">&lt;/h2&gt;</text:span></text:p>
      <text:p text:style-name="P14"><text:span text:style-name="T12">    </text:span><text:span text:style-name="T11">&lt;p&gt;&lt;b&gt;</text:span><text:span text:style-name="T13">Гигабайт</text:span><text:span text:style-name="T11">&lt;/b&gt;</text:span><text:span text:style-name="T13"> - единица измерения информации, равная 1024 мегабайтам.</text:span><text:span text:style-name="T11">&lt;/p&gt;</text:span></text:p>
      <text:p text:style-name="P14"><text:span text:style-name="T12">    </text:span><text:span text:style-name="T11">&lt;p&gt;&lt;b&gt;</text:span><text:span text:style-name="T13">Граф</text:span><text:span text:style-name="T11">&lt;/b&gt;</text:span><text:span text:style-name="T13"> - структура данных, состоящая из узлов и рёбер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Д"</text:span><text:span text:style-name="T11">&gt;</text:span><text:span text:style-name="T13">Д</text:span><text:span text:style-name="T11">&lt;/h2&gt;</text:span></text:p>
      <text:p text:style-name="P14"><text:span text:style-name="T12">    </text:span><text:span text:style-name="T11">&lt;p&gt;&lt;b&gt;</text:span><text:span text:style-name="T13">Домен</text:span><text:span text:style-name="T11">&lt;/b&gt;</text:span><text:span text:style-name="T13"> - уникальное имя сайта в интернете.</text:span><text:span text:style-name="T11">&lt;/p&gt;</text:span></text:p>
      <text:p text:style-name="P14"><text:span text:style-name="T12">    </text:span><text:span text:style-name="T11">&lt;p&gt;&lt;b&gt;</text:span><text:span text:style-name="T13">Драйвер</text:span><text:span text:style-name="T11">&lt;/b&gt;</text:span><text:span text:style-name="T13"> - программа для управления устройством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Е"</text:span><text:span text:style-name="T11">&gt;</text:span><text:span text:style-name="T13">Е</text:span><text:span text:style-name="T11">&lt;/h2&gt;</text:span></text:p>
      <text:p text:style-name="P14"><text:span text:style-name="T12">    </text:span><text:span text:style-name="T11">&lt;p&gt;&lt;b&gt;</text:span><text:span text:style-name="T13">Единичный тест</text:span><text:span text:style-name="T11">&lt;/b&gt;</text:span><text:span text:style-name="T13"> - проверка корректности работы отдельного модуля программы.</text:span><text:span text:style-name="T11">&lt;/p&gt;</text:span></text:p>
      <text:p text:style-name="P14"><text:span text:style-name="T12">    </text:span><text:span text:style-name="T11">&lt;p&gt;&lt;b&gt;</text:span><text:span text:style-name="T13">Емейл</text:span><text:span text:style-name="T11">&lt;/b&gt;</text:span><text:span text:style-name="T13"> - электронная почта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Ж"</text:span><text:span text:style-name="T11">&gt;</text:span><text:span text:style-name="T13">Ж</text:span><text:span text:style-name="T11">&lt;/h2&gt;</text:span></text:p>
      <text:p text:style-name="P14"><text:span text:style-name="T12">    </text:span><text:span text:style-name="T11">&lt;p&gt;&lt;b&gt;</text:span><text:span text:style-name="T13">Жесткий диск</text:span><text:span text:style-name="T11">&lt;/b&gt;</text:span><text:span text:style-name="T13"> - устройство для хранения данных.</text:span><text:span text:style-name="T11">&lt;/p&gt;</text:span></text:p>
      <text:p text:style-name="P14"><text:span text:style-name="T12">    </text:span><text:span text:style-name="T11">&lt;p&gt;&lt;b&gt;</text:span><text:span text:style-name="T13">Жизненный цикл</text:span><text:span text:style-name="T11">&lt;/b&gt;</text:span><text:span text:style-name="T13"> - этапы существования продукта или системы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З"</text:span><text:span text:style-name="T11">&gt;</text:span><text:span text:style-name="T13">З</text:span><text:span text:style-name="T11">&lt;/h2&gt;</text:span></text:p>
      <text:p text:style-name="P14"><text:span text:style-name="T12">    </text:span><text:span text:style-name="T11">&lt;p&gt;&lt;b&gt;</text:span><text:span text:style-name="T13">Запрос</text:span><text:span text:style-name="T11">&lt;/b&gt;</text:span><text:span text:style-name="T13"> - обращение к базе данных или серверу.</text:span><text:span text:style-name="T11">&lt;/p&gt;</text:span></text:p>
      <text:p text:style-name="P14"><text:span text:style-name="T12">    </text:span><text:span text:style-name="T11">&lt;p&gt;&lt;b&gt;</text:span><text:span text:style-name="T13">Зеркало сайта</text:span><text:span text:style-name="T11">&lt;/b&gt;</text:span><text:span text:style-name="T13"> - копия сайта на другом сервере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И"</text:span><text:span text:style-name="T11">&gt;</text:span><text:span text:style-name="T13">И</text:span><text:span text:style-name="T11">&lt;/h2&gt;</text:span></text:p>
      <text:p text:style-name="P14"><text:span text:style-name="T12">    </text:span><text:span text:style-name="T11">&lt;p&gt;&lt;b&gt;</text:span><text:span text:style-name="T13">Итерация</text:span><text:span text:style-name="T11">&lt;/b&gt;</text:span><text:span text:style-name="T13"> - повторение цикла или процесса.</text:span><text:span text:style-name="T11">&lt;/p&gt;</text:span></text:p>
      <text:p text:style-name="P14"><text:span text:style-name="T12">    </text:span><text:span text:style-name="T11">&lt;p&gt;&lt;b&gt;</text:span><text:span text:style-name="T13">Интерфейс</text:span><text:span text:style-name="T11">&lt;/b&gt;</text:span><text:span text:style-name="T13"> - способ взаимодействия между системами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К"</text:span><text:span text:style-name="T11">&gt;</text:span><text:span text:style-name="T13">К</text:span><text:span text:style-name="T11">&lt;/h2&gt;</text:span></text:p>
      <text:p text:style-name="P14"><text:span text:style-name="T12">    </text:span><text:span text:style-name="T11">&lt;p&gt;&lt;b&gt;</text:span><text:span text:style-name="T13">Кэш</text:span><text:span text:style-name="T11">&lt;/b&gt;</text:span><text:span text:style-name="T13"> - временное хранилище данных для быстрого доступа.</text:span><text:span text:style-name="T11">&lt;/p&gt;</text:span></text:p>
      <text:p text:style-name="P14"><text:span text:style-name="T12">    </text:span><text:span text:style-name="T11">&lt;p&gt;&lt;b&gt;</text:span><text:span text:style-name="T13">Класс</text:span><text:span text:style-name="T11">&lt;/b&gt;</text:span><text:span text:style-name="T13"> - шаблон для создания объектов в программировании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><text:soft-page-break/></text:p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Л"</text:span><text:span text:style-name="T11">&gt;</text:span><text:span text:style-name="T13">Л</text:span><text:span text:style-name="T11">&lt;/h2&gt;</text:span></text:p>
      <text:p text:style-name="P14"><text:span text:style-name="T12">    </text:span><text:span text:style-name="T11">&lt;p&gt;&lt;b&gt;</text:span><text:span text:style-name="T13">Логирование</text:span><text:span text:style-name="T11">&lt;/b&gt;</text:span><text:span text:style-name="T13"> - запись событий в системе.</text:span><text:span text:style-name="T11">&lt;/p&gt;</text:span></text:p>
      <text:p text:style-name="P14"><text:span text:style-name="T12">    </text:span><text:span text:style-name="T11">&lt;p&gt;&lt;b&gt;</text:span><text:span text:style-name="T13">Локальная сеть</text:span><text:span text:style-name="T11">&lt;/b&gt;</text:span><text:span text:style-name="T13"> - сеть, ограниченная небольшим пространством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М"</text:span><text:span text:style-name="T11">&gt;</text:span><text:span text:style-name="T13">М</text:span><text:span text:style-name="T11">&lt;/h2&gt;</text:span></text:p>
      <text:p text:style-name="P14"><text:span text:style-name="T12">    </text:span><text:span text:style-name="T11">&lt;p&gt;&lt;b&gt;</text:span><text:span text:style-name="T13">Модуль</text:span><text:span text:style-name="T11">&lt;/b&gt;</text:span><text:span text:style-name="T13"> - независимая часть программы.</text:span><text:span text:style-name="T11">&lt;/p&gt;</text:span></text:p>
      <text:p text:style-name="P14"><text:span text:style-name="T12">    </text:span><text:span text:style-name="T11">&lt;p&gt;&lt;b&gt;</text:span><text:span text:style-name="T13">Маршрутизатор</text:span><text:span text:style-name="T11">&lt;/b&gt;</text:span><text:span text:style-name="T13"> - устройство для передачи данных между сетями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Н"</text:span><text:span text:style-name="T11">&gt;</text:span><text:span text:style-name="T13">Н</text:span><text:span text:style-name="T11">&lt;/h2&gt;</text:span></text:p>
      <text:p text:style-name="P14"><text:span text:style-name="T12">    </text:span><text:span text:style-name="T11">&lt;p&gt;&lt;b&gt;</text:span><text:span text:style-name="T13">Нейронная сеть</text:span><text:span text:style-name="T11">&lt;/b&gt;</text:span><text:span text:style-name="T13"> - математическая модель, имитирующая работу мозга.</text:span><text:span text:style-name="T11">&lt;/p&gt;</text:span></text:p>
      <text:p text:style-name="P14"><text:span text:style-name="T12">    </text:span><text:span text:style-name="T11">&lt;p&gt;&lt;b&gt;</text:span><text:span text:style-name="T13">Наследование</text:span><text:span text:style-name="T11">&lt;/b&gt;</text:span><text:span text:style-name="T13"> - механизм в ООП, позволяющий классу использовать свойства другого класса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О"</text:span><text:span text:style-name="T11">&gt;</text:span><text:span text:style-name="T13">О</text:span><text:span text:style-name="T11">&lt;/h2&gt;</text:span></text:p>
      <text:p text:style-name="P14"><text:span text:style-name="T12">    </text:span><text:span text:style-name="T11">&lt;p&gt;&lt;b&gt;</text:span><text:span text:style-name="T13">Объект</text:span><text:span text:style-name="T11">&lt;/b&gt;</text:span><text:span text:style-name="T13"> - экземпляр класса в программировании.</text:span><text:span text:style-name="T11">&lt;/p&gt;</text:span></text:p>
      <text:p text:style-name="P14"><text:span text:style-name="T12">    </text:span><text:span text:style-name="T11">&lt;p&gt;&lt;b&gt;</text:span><text:span text:style-name="T13">Операционная система</text:span><text:span text:style-name="T11">&lt;/b&gt;</text:span><text:span text:style-name="T13"> - программное обеспечение, управляющее ресурсами компьютера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П"</text:span><text:span text:style-name="T11">&gt;</text:span><text:span text:style-name="T13">П</text:span><text:span text:style-name="T11">&lt;/h2&gt;</text:span></text:p>
      <text:p text:style-name="P14"><text:span text:style-name="T12">    </text:span><text:span text:style-name="T11">&lt;p&gt;&lt;b&gt;</text:span><text:span text:style-name="T13">Протокол</text:span><text:span text:style-name="T11">&lt;/b&gt;</text:span><text:span text:style-name="T13"> - набор правил для обмена данными.</text:span><text:span text:style-name="T11">&lt;/p&gt;</text:span></text:p>
      <text:p text:style-name="P14"><text:span text:style-name="T12">    </text:span><text:span text:style-name="T11">&lt;p&gt;&lt;b&gt;</text:span><text:span text:style-name="T13">Парадигма</text:span><text:span text:style-name="T11">&lt;/b&gt;</text:span><text:span text:style-name="T13"> - подход или стиль программирования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Р"</text:span><text:span text:style-name="T11">&gt;</text:span><text:span text:style-name="T13">Р</text:span><text:span text:style-name="T11">&lt;/h2&gt;</text:span></text:p>
      <text:p text:style-name="P14"><text:span text:style-name="T12">    </text:span><text:span text:style-name="T11">&lt;p&gt;&lt;b&gt;</text:span><text:span text:style-name="T13">Репозиторий</text:span><text:span text:style-name="T11">&lt;/b&gt;</text:span><text:span text:style-name="T13"> - хранилище данных или кода.</text:span><text:span text:style-name="T11">&lt;/p&gt;</text:span></text:p>
      <text:p text:style-name="P14"><text:span text:style-name="T12">    </text:span><text:span text:style-name="T11">&lt;p&gt;&lt;b&gt;</text:span><text:span text:style-name="T13">Резервное копирование</text:span><text:span text:style-name="T11">&lt;/b&gt;</text:span><text:span text:style-name="T13"> - создание копии данных для восстановления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С"</text:span><text:span text:style-name="T11">&gt;</text:span><text:span text:style-name="T13">С</text:span><text:span text:style-name="T11">&lt;/h2&gt;</text:span></text:p>
      <text:p text:style-name="P14"><text:span text:style-name="T12">    </text:span><text:span text:style-name="T11">&lt;p&gt;&lt;b&gt;</text:span><text:span text:style-name="T13">Сервер</text:span><text:span text:style-name="T11">&lt;/b&gt;</text:span><text:span text:style-name="T13"> - компьютер или программа, предоставляющая услуги.</text:span><text:span text:style-name="T11">&lt;/p&gt;</text:span></text:p>
      <text:p text:style-name="P14"><text:span text:style-name="T12">    </text:span><text:span text:style-name="T11">&lt;p&gt;&lt;b&gt;</text:span><text:span text:style-name="T13">Синтаксис</text:span><text:span text:style-name="T11">&lt;/b&gt;</text:span><text:span text:style-name="T13"> - правила написания кода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Т"</text:span><text:span text:style-name="T11">&gt;</text:span><text:span text:style-name="T13">Т</text:span><text:span text:style-name="T11">&lt;/h2&gt;</text:span></text:p>
      <text:p text:style-name="P14"><text:span text:style-name="T12">    </text:span><text:span text:style-name="T11">&lt;p&gt;&lt;b&gt;</text:span><text:span text:style-name="T13">Транзакция</text:span><text:span text:style-name="T11">&lt;/b&gt;</text:span><text:span text:style-name="T13"> - группа операций, выполняемых как единое целое.</text:span><text:span text:style-name="T11">&lt;/p&gt;</text:span></text:p>
      <text:p text:style-name="P14"><text:span text:style-name="T12">    </text:span><text:span text:style-name="T11">&lt;p&gt;&lt;b&gt;</text:span><text:span text:style-name="T13">Тег</text:span><text:span text:style-name="T11">&lt;/b&gt;</text:span><text:span text:style-name="T13"> - элемент разметки в HTML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У"</text:span><text:span text:style-name="T11">&gt;</text:span><text:span text:style-name="T13">У</text:span><text:span text:style-name="T11">&lt;/h2&gt;</text:span></text:p>
      <text:p text:style-name="P14"><text:span text:style-name="T12">    </text:span><text:span text:style-name="T11">&lt;p&gt;&lt;b&gt;</text:span><text:span text:style-name="T13">Уязвимость</text:span><text:span text:style-name="T11">&lt;/b&gt;</text:span><text:span text:style-name="T13"> - слабое место в системе безопасности.</text:span><text:span text:style-name="T11">&lt;/p&gt;</text:span></text:p>
      <text:p text:style-name="P14"><text:span text:style-name="T12">    </text:span><text:span text:style-name="T11">&lt;p&gt;&lt;b&gt;</text:span><text:span text:style-name="T13">Утилита</text:span><text:span text:style-name="T11">&lt;/b&gt;</text:span><text:span text:style-name="T13"> - вспомогательная программа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Ф"</text:span><text:span text:style-name="T11">&gt;</text:span><text:span text:style-name="T13">Ф</text:span><text:span text:style-name="T11">&lt;/h2&gt;</text:span></text:p>
      <text:p text:style-name="P14"><text:span text:style-name="T12">    </text:span><text:span text:style-name="T11">&lt;p&gt;&lt;b&gt;</text:span><text:span text:style-name="T13">Фреймворк</text:span><text:span text:style-name="T11">&lt;/b&gt;</text:span><text:span text:style-name="T13"> - набор инструментов для разработки.</text:span><text:span text:style-name="T11">&lt;/p&gt;</text:span></text:p>
      <text:p text:style-name="P14"><text:span text:style-name="T12">    </text:span><text:span text:style-name="T11">&lt;p&gt;&lt;b&gt;</text:span><text:span text:style-name="T13">Функция</text:span><text:span text:style-name="T11">&lt;/b&gt;</text:span><text:span text:style-name="T13"> - блок кода, выполняющий определённую задачу.</text:span><text:span text:style-name="T11">&lt;/p&gt;</text:span></text:p>
      <text:p text:style-name="P14"><text:soft-page-break/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Х"</text:span><text:span text:style-name="T11">&gt;</text:span><text:span text:style-name="T13">Х</text:span><text:span text:style-name="T11">&lt;/h2&gt;</text:span></text:p>
      <text:p text:style-name="P14"><text:span text:style-name="T12">    </text:span><text:span text:style-name="T11">&lt;p&gt;&lt;b&gt;</text:span><text:span text:style-name="T13">Хэш</text:span><text:span text:style-name="T11">&lt;/b&gt;</text:span><text:span text:style-name="T13"> - результат обработки данных хэш-функцией.</text:span><text:span text:style-name="T11">&lt;/p&gt;</text:span></text:p>
      <text:p text:style-name="P14"><text:span text:style-name="T12">    </text:span><text:span text:style-name="T11">&lt;p&gt;&lt;b&gt;</text:span><text:span text:style-name="T13">Хостинг</text:span><text:span text:style-name="T11">&lt;/b&gt;</text:span><text:span text:style-name="T13"> - услуга по размещению сайта на сервере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Ц"</text:span><text:span text:style-name="T11">&gt;</text:span><text:span text:style-name="T13">Ц</text:span><text:span text:style-name="T11">&lt;/h2&gt;</text:span></text:p>
      <text:p text:style-name="P14"><text:span text:style-name="T12">    </text:span><text:span text:style-name="T11">&lt;p&gt;&lt;b&gt;</text:span><text:span text:style-name="T13">Цикл</text:span><text:span text:style-name="T11">&lt;/b&gt;</text:span><text:span text:style-name="T13"> - повторяющаяся последовательность действий.</text:span><text:span text:style-name="T11">&lt;/p&gt;</text:span></text:p>
      <text:p text:style-name="P14"><text:span text:style-name="T12">    </text:span><text:span text:style-name="T11">&lt;p&gt;&lt;b&gt;</text:span><text:span text:style-name="T13">Цифровая подпись</text:span><text:span text:style-name="T11">&lt;/b&gt;</text:span><text:span text:style-name="T13"> - способ подтверждения подлинности данных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Ч"</text:span><text:span text:style-name="T11">&gt;</text:span><text:span text:style-name="T13">Ч</text:span><text:span text:style-name="T11">&lt;/h2&gt;</text:span></text:p>
      <text:p text:style-name="P14"><text:span text:style-name="T12">    </text:span><text:span text:style-name="T11">&lt;p&gt;&lt;b&gt;</text:span><text:span text:style-name="T13">Чат-бот</text:span><text:span text:style-name="T11">&lt;/b&gt;</text:span><text:span text:style-name="T13"> - программа для автоматического общения с пользователями.</text:span><text:span text:style-name="T11">&lt;/p&gt;</text:span></text:p>
      <text:p text:style-name="P14"><text:span text:style-name="T12">    </text:span><text:span text:style-name="T11">&lt;p&gt;&lt;b&gt;</text:span><text:span text:style-name="T13">Чек-лист</text:span><text:span text:style-name="T11">&lt;/b&gt;</text:span><text:span text:style-name="T13"> - список задач для проверки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Ш"</text:span><text:span text:style-name="T11">&gt;</text:span><text:span text:style-name="T13">Ш</text:span><text:span text:style-name="T11">&lt;/h2&gt;</text:span></text:p>
      <text:p text:style-name="P14"><text:span text:style-name="T12">    </text:span><text:span text:style-name="T11">&lt;p&gt;&lt;b&gt;</text:span><text:span text:style-name="T13">Шаблон</text:span><text:span text:style-name="T11">&lt;/b&gt;</text:span><text:span text:style-name="T13"> - образец для создания чего-либо.</text:span><text:span text:style-name="T11">&lt;/p&gt;</text:span></text:p>
      <text:p text:style-name="P14"><text:span text:style-name="T12">    </text:span><text:span text:style-name="T11">&lt;p&gt;&lt;b&gt;</text:span><text:span text:style-name="T13">Шифрование</text:span><text:span text:style-name="T11">&lt;/b&gt;</text:span><text:span text:style-name="T13"> - процесс преобразования данных для защиты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Э"</text:span><text:span text:style-name="T11">&gt;</text:span><text:span text:style-name="T13">Э</text:span><text:span text:style-name="T11">&lt;/h2&gt;</text:span></text:p>
      <text:p text:style-name="P14"><text:span text:style-name="T12">    </text:span><text:span text:style-name="T11">&lt;p&gt;&lt;b&gt;</text:span><text:span text:style-name="T13">Электронная почта</text:span><text:span text:style-name="T11">&lt;/b&gt;</text:span><text:span text:style-name="T13"> - система обмена сообщениями через интернет.</text:span><text:span text:style-name="T11">&lt;/p&gt;</text:span></text:p>
      <text:p text:style-name="P14"><text:span text:style-name="T12">    </text:span><text:span text:style-name="T11">&lt;p&gt;&lt;b&gt;</text:span><text:span text:style-name="T13">Эмулятор</text:span><text:span text:style-name="T11">&lt;/b&gt;</text:span><text:span text:style-name="T13"> - программа, имитирующая работу устройства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Ю"</text:span><text:span text:style-name="T11">&gt;</text:span><text:span text:style-name="T13">Ю</text:span><text:span text:style-name="T11">&lt;/h2&gt;</text:span></text:p>
      <text:p text:style-name="P14"><text:span text:style-name="T12">    </text:span><text:span text:style-name="T11">&lt;p&gt;&lt;b&gt;</text:span><text:span text:style-name="T13">Юнит-тест</text:span><text:span text:style-name="T11">&lt;/b&gt;</text:span><text:span text:style-name="T13"> - тестирование отдельного модуля программы.</text:span><text:span text:style-name="T11">&lt;/p&gt;</text:span></text:p>
      <text:p text:style-name="P14"><text:span text:style-name="T12">    </text:span><text:span text:style-name="T11">&lt;p&gt;&lt;b&gt;</text:span><text:span text:style-name="T13">Юникод</text:span><text:span text:style-name="T11">&lt;/b&gt;</text:span><text:span text:style-name="T13"> - стандарт кодирования символов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1">&lt;h2</text:span><text:span text:style-name="T13"> </text:span><text:span text:style-name="T15">id</text:span><text:span text:style-name="T16">=</text:span><text:span text:style-name="T17">"Я"</text:span><text:span text:style-name="T11">&gt;</text:span><text:span text:style-name="T13">Я</text:span><text:span text:style-name="T11">&lt;/h2&gt;</text:span></text:p>
      <text:p text:style-name="P14"><text:span text:style-name="T12">    </text:span><text:span text:style-name="T11">&lt;p&gt;&lt;b&gt;</text:span><text:span text:style-name="T13">Язык программирования</text:span><text:span text:style-name="T11">&lt;/b&gt;</text:span><text:span text:style-name="T13"> - средство создания программ.</text:span><text:span text:style-name="T11">&lt;/p&gt;</text:span></text:p>
      <text:p text:style-name="P14"><text:span text:style-name="T12">    </text:span><text:span text:style-name="T11">&lt;p&gt;&lt;b&gt;</text:span><text:span text:style-name="T13">Ядро</text:span><text:span text:style-name="T11">&lt;/b&gt;</text:span><text:span text:style-name="T13"> - центральная часть операционной системы.</text:span><text:span text:style-name="T11">&lt;/p&gt;</text:span></text:p>
      <text:p text:style-name="P14"><text:span text:style-name="T12">    </text:span><text:span text:style-name="T11">&lt;a</text:span><text:span text:style-name="T13"> </text:span><text:span text:style-name="T15">href</text:span><text:span text:style-name="T16">=</text:span><text:span text:style-name="T17">"#top"</text:span><text:span text:style-name="T11">&gt;</text:span><text:span text:style-name="T13">Наверх</text:span><text:span text:style-name="T11">&lt;/a&gt;</text:span></text:p>
      <text:p text:style-name="P16"/>
      <text:p text:style-name="P14"><text:span text:style-name="T12">    </text:span><text:span text:style-name="T18">&lt;!-- Якорь для возврата наверх страницы --&gt;</text:span></text:p>
      <text:p text:style-name="P15">    </text:p>
      <text:p text:style-name="P12"><text:span text:style-name="T10">&lt;/body&gt;</text:span></text:p>
      <text:p text:style-name="P16"/>
      <text:p text:style-name="P12"><text:span text:style-name="T10">&lt;/html&gt;</text:span>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2T20:34:38.549000000</dc:date>
    <meta:editing-duration>PT55M45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5" meta:paragraph-count="166" meta:word-count="668" meta:character-count="6877" meta:non-whitespace-character-count="5706"/>
  </office:meta>
</office:document-meta>
</file>